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/>
    </style:style>
    <style:style style:name="T1" style:family="text">
      <style:text-properties officeooo:rsid="0016c5f2"/>
    </style:style>
    <style:style style:name="T2" style:family="text">
      <style:text-properties officeooo:rsid="001a8f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Davis</text:p>
      <text:p text:style-name="Standard">dwd2@pdx.edu</text:p>
      <text:p text:style-name="Standard">PSU Id: 978105326</text:p>
      <text:p text:style-name="Standard"/>
      <text:p text:style-name="P1">Homework 1 Dinner Problem</text:p>
      <text:p text:style-name="P2"/>
      <text:p text:style-name="P2">I wrote my program in C++ on a Linux Ubuntu 18.04 running with 4-Core <text:span text:style-name="T2">8</text:span>GB Ram Dell XPS. </text:p>
      <text:p text:style-name="P2"/>
      <text:p text:style-name="P2">The program is run with the target text file name as the first command line argument.</text:p>
      <text:p text:style-name="P2"/>
      <text:p text:style-name="P2"><text:tab/>The program starts by determining the net likeness for each possible seating pair and sorts the list from least (lowest net score) to best. I then assign every odd location at the dinner table with the list of people in the group of least like pairs. My plan was to avoid the points of a possible pairing resulting from the least liked possible pairs. I then planned to assign each of the remaining people, one at a time, to where they fit the best out of the remain<text:span text:style-name="T1">in</text:span>g seats. I ran out of time and was only able to implement a complete <text:span text:style-name="T1">search.</text:span> </text:p>
      <text:p text:style-name="P2"/>
      <text:p text:style-name="P2"><text:tab/>The results from the current implementation are far below expected pointing to a bad heuristic of removing the worst possible pairings. I thought that they would be <text:span text:style-name="T1">beneficial</text:span>, but will need to </text:p>
      <text:p text:style-name="P2"><text:span text:style-name="T1">reevaluate</text:span> my dec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7:32:03.543886658</meta:creation-date>
    <dc:date>2019-10-27T17:35:50.957817751</dc:date>
    <meta:editing-duration>PT3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82" meta:character-count="1003" meta:non-whitespace-character-count="825"/>
  </office:meta>
</office:document-meta>
</file>